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.4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text-properties style:font-name="Courier New" fo:font-size="20pt" style:font-size-asian="20pt" style:font-size-complex="20pt"/>
    </style:style>
    <style:style style:name="P7" style:family="paragraph">
      <style:paragraph-properties fo:line-height="200%"/>
      <style:text-properties style:font-name="Courier New" fo:font-size="20pt" style:font-size-asian="20pt" style:font-size-complex="20pt"/>
    </style:style>
    <style:style style:name="P8" style:family="paragraph">
      <style:paragraph-properties fo:margin-top="0.5cm" fo:margin-bottom="0cm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T1" style:family="text">
      <style:text-properties fo:color="#729fcf" loext:opacity="100%"/>
    </style:style>
    <style:style style:name="T2" style:family="text">
      <style:text-properties fo:color="#b4c7dc" loext:opacity="100%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style:font-name="Courier New" fo:font-size="20pt" style:font-size-asian="20pt" style:font-size-complex="20pt"/>
    </style:style>
    <style:style style:name="T5" style:family="text">
      <style:text-properties fo:color="#b4c7dc" loext:opacity="100%" style:font-name="Courier New" fo:font-size="20pt" style:font-size-asian="20pt" style:font-size-complex="20pt"/>
    </style:style>
    <style:style style:name="T6" style:family="text">
      <style:text-properties style:use-window-font-color="true" loext:opacity="0%" style:font-name="Courier New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JVC – JSON video composition</text:p>
          </draw:text-box>
        </draw:frame>
        <draw:frame draw:style-name="gr1" draw:text-style-name="P1" draw:layer="layout" svg:width="10.16cm" svg:height="1.673cm" svg:x="0.635cm" svg:y="13.335cm">
          <draw:text-box>
            <text:p>Jonathan Cobb jonathan@getbubblenow.com</text:p>
          </draw:text-box>
        </draw:frame>
        <draw:frame draw:style-name="gr1" draw:text-style-name="P1" draw:layer="layout" svg:width="12.7cm" svg:height="0.962cm" svg:x="12.065cm" svg:y="13.335cm">
          <draw:text-box>
            <text:p><text:span text:style-name="T1"><text:a xlink:href="https://github.com/getbubblenow/javicle" xlink:type="simple">https://github.com/getbubblenow/javicle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why JVC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fmpeg is awesome and terrible</text:p>
                <text:list>
                  <text:list-item>
                    <text:p>Very <text:span text:style-name="T2"><text:a xlink:href="https://ffmpeg.org/ffmpeg-filters.html" xlink:type="simple">powerful but complex</text:a></text:span></text:p>
                  </text:list-item>
                  <text:list-item>
                    <text:p text:style-name="P3"><text:span text:style-name="T3">CLI is hard to use, arcane syntax</text:span></text:p>
                  </text:list-item>
                  <text:list-item>
                    <text:p text:style-name="P3"><text:span text:style-name="T3">Video Workflows: write fragile, imperative scrip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why JVC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mple JSON syntax</text:p>
              </text:list-item>
              <text:list-item>
                <text:p><text:span text:style-name="T3">Modular: JVC Operations</text:span></text:p>
                <text:list>
                  <text:list-item>
                    <text:p><text:span text:style-name="T3">Each operation is a logical transformation</text:span></text:p>
                  </text:list-item>
                  <text:list-item>
                    <text:p><text:span text:style-name="T3">Validates inputs and parameters</text:span></text:p>
                  </text:list-item>
                  <text:list-item>
                    <text:p><text:span text:style-name="T3">Params are simple and documented</text:span></text:p>
                  </text:list-item>
                </text:list>
              </text:list-item>
              <text:list-item>
                <text:p><text:span text:style-name="T3">Limited “knobs and dials”</text:span></text:p>
                <text:list>
                  <text:list-item>
                    <text:p><text:span text:style-name="T3">Make the easy stuff easy</text:span></text:p>
                  </text:list-item>
                </text:list>
              </text:list-item>
              <text:list-item>
                <text:p><text:span text:style-name="T3">Object model, asset introspectio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how to build and install JVC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Install prerequisites:</text:span></text:p>
                <text:list>
                  <text:list-item>
                    <text:p><text:span text:style-name="T3">Java 11+</text:span></text:p>
                  </text:list-item>
                  <text:list-item>
                    <text:p><text:span text:style-name="T3">Maven 3</text:span></text:p>
                  </text:list-item>
                  <text:list-item>
                    <text:p><text:span text:style-name="T3">ffmpeg</text:span></text:p>
                  </text:list-item>
                  <text:list-item>
                    <text:p><text:span text:style-name="T3">mediainfo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 text:style-name="P5">how to build and install JVC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6"><text:span text:style-name="T4">git clone </text:span><text:span text:style-name="T5"><text:a xlink:href="https://github.com/getbubblenow/javicle.git" xlink:type="simple">https://github.com/getbubblenow/javicle.git</text:a></text:span></text:p>
                <text:p text:style-name="P7"><text:span text:style-name="T4">cd javicle</text:span></text:p>
                <text:p text:style-name="P7"><text:span text:style-name="T4">./bin/jvc --help <text:s text:c="4"/># will trigger build </text:span></text:p>
                <text:p text:style-name="P7"><text:span text:style-name="T4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running JVC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jvc</text:span><text:span text:style-name="T3"> command accepts JSON spec input</text:span></text:p>
                <text:list>
                  <text:list-item>
                    <text:p><text:span text:style-name="T3">Can do any number of JVC operations</text:span></text:p>
                  </text:list-item>
                </text:list>
              </text:list-item>
              <text:list-item>
                <text:p text:style-name="P8"><text:span text:style-name="T7">More single-operation commands in </text:span><text:span text:style-name="T8">bin</text:span></text:p>
              </text:list-item>
              <text:list-item>
                <text:p text:style-name="P8"><text:span text:style-name="T9"><text:a xlink:href="https://github.com/getbubblenow/javicle/blob/master/README.md" xlink:type="simple">Good docs</text:a></text:span><text:span text:style-name="T7"><text:s/>with </text:span><text:span text:style-name="T9"><text:a xlink:href="https://github.com/getbubblenow/javicle/blob/master/README.md#supported-operations" xlink:type="simple">examples</text:a></text:span></text:p>
              </text:list-item>
              <text:list-item>
                <text:p><text:span text:style-name="T3">All commands support </text:span><text:span text:style-name="T6">-h</text:span><text:span text:style-name="T3"> and </text:span><text:span text:style-name="T6">--help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JVC operations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2">
              <text:list-item>
                <text:p>add-silence</text:p>
              </text:list-item>
              <text:list-item>
                <text:p>adjust-speed</text:p>
              </text:list-item>
              <text:list-item>
                <text:p>concat</text:p>
              </text:list-item>
              <text:list-item>
                <text:p>ken-burns</text:p>
              </text:list-item>
              <text:list-item>
                <text:p>letterbox</text:p>
              </text:list-item>
              <text:list-item>
                <text:p>merge-audio</text:p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>
          <draw:text-box>
            <text:list text:style-name="L2">
              <text:list-item>
                <text:p>overlay</text:p>
              </text:list-item>
              <text:list-item>
                <text:p>remove-track</text:p>
              </text:list-item>
              <text:list-item>
                <text:p>scale</text:p>
              </text:list-item>
              <text:list-item>
                <text:p>split</text:p>
              </text:list-item>
              <text:list-item>
                <text:p>trim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 text:style-name="P5">the making of this video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6"><text:span text:style-name="T4">git clone </text:span><text:span text:style-name="T5"><text:a xlink:href="https://github.com/getbubblenow/jvc-vid.git" xlink:type="simple">https://github.com/getbubblenow/jvc-vid.git</text:a></text:span></text:p>
                <text:p text:style-name="P7"><text:span text:style-name="T4">cd jvc-vid</text:span></text:p>
                <text:p text:style-name="P7"><text:span text:style-name="T4">./make-jvc-vid </text:span></text:p>
                <text:p text:style-name="P7"><text:span text:style-name="T4">vlc ./jvc-vid.mp4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JVC – JSON video composition</text:p>
          </draw:text-box>
        </draw:frame>
        <draw:frame draw:style-name="gr1" draw:text-style-name="P10" draw:layer="layout" svg:width="10.16cm" svg:height="1.673cm" svg:x="0.635cm" svg:y="13.335cm">
          <draw:text-box>
            <text:p text:style-name="P9">Jonathan Cobb jonathan@getbubblenow.com</text:p>
          </draw:text-box>
        </draw:frame>
        <draw:frame draw:style-name="gr1" draw:text-style-name="P10" draw:layer="layout" svg:width="12.7cm" svg:height="0.962cm" svg:x="12.065cm" svg:y="13.335cm">
          <draw:text-box>
            <text:p text:style-name="P9"><text:span text:style-name="T1"><text:a xlink:href="https://github.com/getbubblenow/javicle" xlink:type="simple">https://github.com/getbubblenow/javicle</text:a>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12-26T18:11:55.459239633</meta:creation-date>
    <meta:editing-duration>PT19M2S</meta:editing-duration>
    <meta:editing-cycles>2</meta:editing-cycles>
    <meta:generator>LibreOffice/7.0.3.1$MacOSX_X86_64 LibreOffice_project/d7547858d014d4cf69878db179d326fc3483e082</meta:generator>
    <dc:title>Portfolio</dc:title>
    <dc:date>2020-12-26T19:14:32.248639256</dc:date>
    <meta:document-statistic meta:object-count="96"/>
  </office:meta>
</office:document-meta>
</file>